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589e" officeooo:paragraph-rsid="0008589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589e" officeooo:paragraph-rsid="0008589e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GINX</text:p>
      <text:p text:style-name="P1"/>
      <text:p text:style-name="P2">OPCIONAL:</text:p>
      <text:p text:style-name="P2"/>
      <text:p text:style-name="P2"><text:s/>PARA Crear usuarios con contraseña:</text:p>
      <text:p text:style-name="P2"/>
      <text:p text:style-name="P2">sudo sh -c "echo -n 'vostre_nom:' &gt;&gt; /etc/nginx/.htpasswd" (usuario)</text:p>
      <text:p text:style-name="P2">sudo sh -c "openssl passwd -apr1 &gt;&gt; /etc/nginx/.htpasswd" (passwd)</text:p>
      <text:p text:style-name="P2"/>
      <text:p text:style-name="P2">cat /etc/nginx/.htpasswd (comprobar la pass)</text:p>
      <text:p text:style-name="P2"/>
      <text:p text:style-name="P2">Configuracion de servidor:</text:p>
      <text:p text:style-name="P2"/>
      <text:p text:style-name="P2">sudo nano /etc/nginx/sites-available/nom_web </text:p>
      <text:p text:style-name="P2"/>
      <text:p text:style-name="P2">dentro de ese archivo</text:p>
      <text:p text:style-name="P2"/>
      <text:p text:style-name="P2">server { </text:p>
      <text:p text:style-name="P2"><text:s/>listen 80; </text:p>
      <text:p text:style-name="P2">listen [::]:80; </text:p>
      <text:p text:style-name="P2"><text:s/>root /var/www/guillermo/html/perfect-learn; </text:p>
      <text:p text:style-name="P2">index index.html index.htm index.nginx-debian.html;</text:p>
      <text:p text:style-name="P2"><text:s/>server_name tasca; </text:p>
      <text:p text:style-name="P2"><text:s/>location / { </text:p>
      <text:p text:style-name="P2"><text:s/>auth_basic "Àrea restringida"; </text:p>
      <text:p text:style-name="P2"><text:s/>auth_basic_user_file /etc/nginx/.htpasswd; </text:p>
      <text:p text:style-name="P2"><text:s/>try_files $uri $uri/ =404; </text:p>
      <text:p text:style-name="P2"><text:s/>} </text:p>
      <text:p text:style-name="P2">} </text:p>
      <text:p text:style-name="P2"/>
      <text:p text:style-name="P2">hacer restar a nginx</text:p>
      <text:p text:style-name="P2"/>
      <text:p text:style-name="P2">(si solo sale welcome nginx ir a etc/hosts y poner la ip + nombre del servidor y cambiar el puerto)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23:57:51.574000000</meta:creation-date>
    <dc:date>2023-12-14T00:07:20.820000000</dc:date>
    <meta:editing-duration>PT9M30S</meta:editing-duration>
    <meta:editing-cycles>1</meta:editing-cycles>
    <meta:document-statistic meta:table-count="0" meta:image-count="0" meta:object-count="0" meta:page-count="1" meta:paragraph-count="23" meta:word-count="92" meta:character-count="715" meta:non-whitespace-character-count="625"/>
    <meta:generator>LibreOffice/7.5.4.2$Windows_X86_64 LibreOffice_project/36ccfdc35048b057fd9854c757a8b67ec53977b6</meta:generator>
  </office:meta>
</office:document-meta>
</file>